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1271in" style:rel-column-width="4503*"/>
    </style:style>
    <style:style style:name="Table1.B" style:family="table-column">
      <style:table-column-properties style:column-width="3.7979in" style:rel-column-width="5469*"/>
    </style:style>
    <style:style style:name="Table1.A1" style:family="table-cell">
      <style:table-cell-properties fo:padding="0.0799in" fo:border="none"/>
    </style:style>
    <style:style style:name="Table1.B1" style:family="table-cell">
      <style:table-cell-properties fo:padding="0.0799in" fo:border-left="0.05pt solid #000000" fo:border-right="none" fo:border-top="none" fo:border-bottom="none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1271in" style:rel-column-width="4503*"/>
    </style:style>
    <style:style style:name="Table2.B" style:family="table-column">
      <style:table-column-properties style:column-width="3.7979in" style:rel-column-width="5469*"/>
    </style:style>
    <style:style style:name="Table2.A1" style:family="table-cell">
      <style:table-cell-properties fo:padding="0.0799in" fo:border="none"/>
    </style:style>
    <style:style style:name="Table2.B1" style:family="table-cell">
      <style:table-cell-properties fo:padding="0.0799in" fo:border-left="0.05pt solid #000000" fo:border-right="none" fo:border-top="none" fo:border-bottom="none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3.1271in" style:rel-column-width="4503*"/>
    </style:style>
    <style:style style:name="Table3.B" style:family="table-column">
      <style:table-column-properties style:column-width="3.7979in" style:rel-column-width="5469*"/>
    </style:style>
    <style:style style:name="Table3.1" style:family="table-row">
      <style:table-row-properties style:min-row-height="1.1271in"/>
    </style:style>
    <style:style style:name="Table3.A1" style:family="table-cell">
      <style:table-cell-properties fo:padding="0.0799in" fo:border="none"/>
    </style:style>
    <style:style style:name="Table3.B1" style:family="table-cell">
      <style:table-cell-properties fo:padding="0.0799in" fo:border-left="0.05pt solid #000000" fo:border-right="none" fo:border-top="none" fo:border-bottom="none"/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3.1271in" style:rel-column-width="4503*"/>
    </style:style>
    <style:style style:name="Table4.B" style:family="table-column">
      <style:table-column-properties style:column-width="3.7979in" style:rel-column-width="5469*"/>
    </style:style>
    <style:style style:name="Table4.1" style:family="table-row">
      <style:table-row-properties style:min-row-height="1.1271in"/>
    </style:style>
    <style:style style:name="Table4.A1" style:family="table-cell">
      <style:table-cell-properties fo:padding="0.0799in" fo:border="none"/>
    </style:style>
    <style:style style:name="Table4.B1" style:family="table-cell">
      <style:table-cell-properties fo:padding="0.0799in" fo:border-left="0.05pt solid #000000" fo:border-right="none" fo:border-top="none" fo:border-bottom="none"/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2.9333in" style:rel-column-width="4224*"/>
    </style:style>
    <style:style style:name="Table5.B" style:family="table-column">
      <style:table-column-properties style:column-width="3.9917in" style:rel-column-width="5748*"/>
    </style:style>
    <style:style style:name="Table5.1" style:family="table-row">
      <style:table-row-properties style:min-row-height="1.1271in"/>
    </style:style>
    <style:style style:name="Table5.A1" style:family="table-cell">
      <style:table-cell-properties fo:padding="0.0799in" fo:border="none"/>
    </style:style>
    <style:style style:name="Table5.B1" style:family="table-cell">
      <style:table-cell-properties fo:padding="0.0799in" fo:border-left="0.05pt solid #000000" fo:border-right="none" fo:border-top="none" fo:border-bottom="none"/>
    </style:style>
    <style:style style:name="Table6" style:family="table">
      <style:table-properties style:width="6.925in" table:align="margins" style:shadow="none"/>
    </style:style>
    <style:style style:name="Table6.A" style:family="table-column">
      <style:table-column-properties style:column-width="2.9333in" style:rel-column-width="4224*"/>
    </style:style>
    <style:style style:name="Table6.B" style:family="table-column">
      <style:table-column-properties style:column-width="3.9917in" style:rel-column-width="5748*"/>
    </style:style>
    <style:style style:name="Table6.1" style:family="table-row">
      <style:table-row-properties style:min-row-height="1.1271in"/>
    </style:style>
    <style:style style:name="Table6.A1" style:family="table-cell">
      <style:table-cell-properties fo:padding="0.0799in" fo:border="none"/>
    </style:style>
    <style:style style:name="Table6.B1" style:family="table-cell">
      <style:table-cell-properties fo:padding="0.0799in" fo:border-left="0.05pt solid #000000" fo:border-right="none" fo:border-top="none" fo:border-bottom="none"/>
    </style:style>
    <style:style style:name="Table7" style:family="table">
      <style:table-properties style:width="6.925in" table:align="margins" style:shadow="none"/>
    </style:style>
    <style:style style:name="Table7.A" style:family="table-column">
      <style:table-column-properties style:column-width="2.9333in" style:rel-column-width="4224*"/>
    </style:style>
    <style:style style:name="Table7.B" style:family="table-column">
      <style:table-column-properties style:column-width="3.9917in" style:rel-column-width="5748*"/>
    </style:style>
    <style:style style:name="Table7.1" style:family="table-row">
      <style:table-row-properties style:min-row-height="1.1271in"/>
    </style:style>
    <style:style style:name="Table7.A1" style:family="table-cell">
      <style:table-cell-properties fo:padding="0.0799in" fo:border="none"/>
    </style:style>
    <style:style style:name="Table7.B1" style:family="table-cell">
      <style:table-cell-properties fo:padding="0.0799in" fo:border-left="0.05pt solid #000000" fo:border-right="none" fo:border-top="none" fo:border-bottom="none"/>
    </style:style>
    <style:style style:name="P1" style:family="paragraph" style:parent-style-name="Standard">
      <style:text-properties officeooo:paragraph-rsid="0011e8d4"/>
    </style:style>
    <style:style style:name="P2" style:family="paragraph" style:parent-style-name="Standard">
      <style:text-properties officeooo:paragraph-rsid="0012e3c1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text-properties officeooo:rsid="0011e8d4" officeooo:paragraph-rsid="0011e8d4"/>
    </style:style>
    <style:style style:name="P5" style:family="paragraph" style:parent-style-name="Text_20_body">
      <style:text-properties officeooo:paragraph-rsid="0012e3c1"/>
    </style:style>
    <style:style style:name="P6" style:family="paragraph" style:parent-style-name="Table_20_Contents">
      <style:text-properties style:font-name="Courier1" officeooo:rsid="0011e8d4" officeooo:paragraph-rsid="0011e8d4"/>
    </style:style>
    <style:style style:name="P7" style:family="paragraph" style:parent-style-name="Table_20_Contents">
      <style:text-properties style:font-name="Courier1" officeooo:rsid="0012e3c1" officeooo:paragraph-rsid="0012e3c1"/>
    </style:style>
    <style:style style:name="P8" style:family="paragraph" style:parent-style-name="Title">
      <style:paragraph-properties fo:text-align="center" style:justify-single-word="false"/>
    </style:style>
    <style:style style:name="P9" style:family="paragraph" style:parent-style-name="Heading_20_1">
      <style:text-properties officeooo:rsid="0011e8d4" officeooo:paragraph-rsid="0011e8d4"/>
    </style:style>
    <style:style style:name="P10" style:family="paragraph" style:parent-style-name="Heading_20_1">
      <style:text-properties officeooo:paragraph-rsid="0011e8d4"/>
    </style:style>
    <style:style style:name="P11" style:family="paragraph" style:parent-style-name="Heading_20_1">
      <style:text-properties officeooo:rsid="0012e3c1" officeooo:paragraph-rsid="0012e3c1"/>
    </style:style>
    <style:style style:name="P12" style:family="paragraph" style:parent-style-name="Heading_20_1" style:list-style-name="">
      <style:text-properties officeooo:rsid="0012e3c1" officeooo:paragraph-rsid="0012e3c1"/>
    </style:style>
    <style:style style:name="P13" style:family="paragraph" style:parent-style-name="Heading_20_1">
      <style:text-properties officeooo:paragraph-rsid="0012e3c1"/>
    </style:style>
    <style:style style:name="P14" style:family="paragraph" style:parent-style-name="Heading_20_1">
      <style:paragraph-properties fo:break-before="page"/>
      <style:text-properties officeooo:rsid="0012e3c1" officeooo:paragraph-rsid="0012e3c1"/>
    </style:style>
    <style:style style:name="T1" style:family="text">
      <style:text-properties officeooo:rsid="0011e8d4"/>
    </style:style>
    <style:style style:name="T2" style:family="text">
      <style:text-properties officeooo:rsid="0012e3c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e3c1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avaScript Cheat Sheet</text:p>
      <text:p text:style-name="P3"/>
      <text:h text:style-name="Heading_20_1" text:outline-level="1">Variables – <text:span text:style-name="T1">a “box” we can remember values in</text:span></text:h>
      <text:p text:style-name="P6">var score = 0</text:p>
      <text:p text:style-name="P6">var title = “The Best Game”</text:p>
      <text:p text:style-name="P6">var highScores = [ 3, 2, 1 ]</text:p>
      <text:p text:style-name="P6">var gameLost = false</text:p>
      <text:p text:style-name="P6"/>
      <text:h text:style-name="P9" text:outline-level="1">Math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2">var addition <text:s text:c="6"/>= </text:span>1 + 1</text:p>
            <text:p text:style-name="P6"><text:span text:style-name="T2">var subtraction <text:s text:c="3"/>= </text:span>2 – 1</text:p>
            <text:p text:style-name="P6"><text:span text:style-name="T2">var multiplication = </text:span>5 * 2</text:p>
            <text:p text:style-name="P6"><text:span text:style-name="T2">var division <text:s text:c="6"/>= </text:span>10 / 2</text:p>
          </table:table-cell>
          <table:table-cell table:style-name="Table1.B1" office:value-type="string">
            <text:p text:style-name="P6">SCORE = SCORE + 1</text:p>
            <text:p text:style-name="P6">SCORE += 1</text:p>
            <text:p text:style-name="P6">SCORE++</text:p>
            <text:p text:style-name="P6">LIVES -= 1</text:p>
            <text:p text:style-name="P6">LIVES--</text:p>
          </table:table-cell>
        </table:table-row>
      </table:table>
      <text:p text:style-name="P4"/>
      <text:h text:style-name="P9" text:outline-level="1"><text:span text:style-name="T2">If statements</text:span> – making decision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if (youAreHappy) {</text:p>
            <text:p text:style-name="P6"><text:s text:c="4"/>clapHands()</text:p>
            <text:p text:style-name="P6">}</text:p>
          </table:table-cell>
          <table:table-cell table:style-name="Table2.B1" office:value-type="string">
            <text:p text:style-name="P6">if (SCORE == 10) {</text:p>
            <text:p text:style-name="P6"><text:s text:c="4"/>LIVES = LIVES + 1</text:p>
            <text:p text:style-name="P6">}</text:p>
          </table:table-cell>
        </table:table-row>
      </table:table>
      <text:p text:style-name="P1"/>
      <text:h text:style-name="P9" text:outline-level="1">Comparison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if (2 &lt; 1) {</text:p>
            <text:p text:style-name="P6"><text:s text:c="4"/>alert(“Math is broken”)</text:p>
            <text:p text:style-name="P6">}</text:p>
            <text:p text:style-name="P6">if (myScore == yourScore) {</text:p>
            <text:p text:style-name="P6"><text:s text:c="4"/>tieGame = true</text:p>
            <text:p text:style-name="P6">}</text:p>
          </table:table-cell>
          <table:table-cell table:style-name="Table3.B1" office:value-type="string">
            <text:p text:style-name="P6">a == b <text:s text:c="2"/>// they are the same</text:p>
            <text:p text:style-name="P6">a &lt; b <text:s text:c="3"/>// a is smaller</text:p>
            <text:p text:style-name="P6">a &lt;= b <text:s text:c="2"/>// a is smaller or the same</text:p>
            <text:p text:style-name="P6">a &gt; b <text:s text:c="3"/>// a is bigger</text:p>
            <text:p text:style-name="P6">a &gt;= b <text:s text:c="2"/>// a is bigger or the same</text:p>
            <text:p text:style-name="P6">a != b <text:s text:c="2"/>// they are not the same</text:p>
          </table:table-cell>
        </table:table-row>
      </table:table>
      <text:h text:style-name="P10" text:outline-level="1"><text:span text:style-name="T1">Arrays – keeping lists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theRainbow = [“Red”,</text:p>
            <text:p text:style-name="P6">“Orange”, “Yellow”, “Green”, “Blue”, “Indigo”, “Violet”]</text:p>
          </table:table-cell>
          <table:table-cell table:style-name="Table4.B1" office:value-type="string">
            <text:p text:style-name="P6">highScores.push(5)</text:p>
            <text:p text:style-name="P6">highScores.sort(REVERSE_NUMERICAL)</text:p>
            <text:p text:style-name="P6">highScores.pop()</text:p>
          </table:table-cell>
        </table:table-row>
      </table:table>
      <text:h text:style-name="P12" text:outline-level="1"/>
      <text:h text:style-name="P14" text:outline-level="1">While loops – keep going <text:span text:style-name="T3">while</text:span><text:span text:style-name="T4"> something is true</text:span></text:h>
      <text:p text:style-name="P5"><text:span text:style-name="T5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while (stillAlive) {</text:p>
            <text:p text:style-name="P7"><text:s text:c="4"/>doScience()</text:p>
            <text:p text:style-name="P7">}</text:p>
          </table:table-cell>
          <table:table-cell table:style-name="Table5.B1" office:value-type="string">
            <text:p text:style-name="P7">var myNumber = 3</text:p>
            <text:p text:style-name="P7">var myGuess = 0</text:p>
            <text:p text:style-name="P7">while (myGuess != myNumber) {</text:p>
            <text:p text:style-name="P7"><text:s text:c="4"/>myGuess = newGuess()</text:p>
            <text:p text:style-name="P7">}</text:p>
          </table:table-cell>
        </table:table-row>
      </table:table>
      <text:h text:style-name="P13" text:outline-level="1"><text:span text:style-name="T2">For loops – looping with numbers</text:span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// count from 0 to 9</text:p>
            <text:p text:style-name="P7">for (i=0; i&lt;10; i++) {</text:p>
            <text:p text:style-name="P7"><text:s text:c="4"/>console.log(i)</text:p>
            <text:p text:style-name="P7">}</text:p>
          </table:table-cell>
          <table:table-cell table:style-name="Table6.B1" office:value-type="string">
            <text:p text:style-name="P7">// great for arrays!</text:p>
            <text:p text:style-name="P7">for (i=0; i&lt;theRainbow.length; i++) {</text:p>
            <text:p text:style-name="P7"><text:s text:c="4"/>ctx.fillStyle = theRainbow[i]</text:p>
            <text:p text:style-name="P7"><text:s text:c="4"/>ctx.fillText(“RAINBOW”, 10, 20*i)</text:p>
            <text:p text:style-name="P7">}</text:p>
          </table:table-cell>
        </table:table-row>
      </table:table>
      <text:h text:style-name="P11" text:outline-level="1">Functions – remembering how to do a task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function jump() {</text:p>
            <text:p text:style-name="P7"><text:s text:c="4"/>if (PLAYER.y == 0) {</text:p>
            <text:p text:style-name="P7"><text:s text:c="8"/>PLAYER.ySpeed = 300</text:p>
            <text:p text:style-name="P7"><text:s text:c="4"/>}</text:p>
            <text:p text:style-name="P7">}</text:p>
            <text:p text:style-name="P7"/>
          </table:table-cell>
          <table:table-cell table:style-name="Table7.B1" office:value-type="string">
            <text:p text:style-name="P7">function getAdvice() {</text:p>
            <text:p text:style-name="P7"><text:s text:c="4"/>return “Make a house before dark”</text:p>
            <text:p text:style-name="P7">}</text:p>
            <text:p text:style-name="P7">var advice = getAdvice()</text:p>
            <text:p text:style-name="P7">console.log(advice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Reynolds</meta:initial-creator>
    <meta:creation-date>2016-02-12T08:41:05.886684000</meta:creation-date>
    <dc:date>2016-02-12T09:12:20.493759000</dc:date>
    <dc:creator>Patrick Reynolds</dc:creator>
    <meta:editing-duration>PT14M54S</meta:editing-duration>
    <meta:editing-cycles>1</meta:editing-cycles>
    <meta:document-statistic meta:table-count="7" meta:image-count="0" meta:object-count="0" meta:page-count="2" meta:paragraph-count="72" meta:word-count="274" meta:character-count="1471" meta:non-whitespace-character-count="1177"/>
    <meta:generator>LibreOffice/4.4.2.2$MacOSX_X86_64 LibreOffice_project/c4c7d32d0d49397cad38d62472b0bc8acff48dd6</meta:generator>
  </office:meta>
</office:document-meta>
</file>